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1072a" officeooo:paragraph-rsid="0001072a"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1pt" fo:font-weight="normal" officeooo:rsid="0001072a" officeooo:paragraph-rsid="0001072a"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fo:font-size="11pt" fo:font-style="normal" fo:font-weight="normal" officeooo:rsid="0001072a" officeooo:paragraph-rsid="0001072a"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fo:font-size="11pt" fo:font-style="normal" fo:font-weight="normal" officeooo:rsid="00013cb2" officeooo:paragraph-rsid="00013cb2"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fo:font-weight="normal" officeooo:rsid="001381a0" officeooo:paragraph-rsid="00013cb2"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fo:font-weight="normal" officeooo:rsid="001381a0" officeooo:paragraph-rsid="000320fd" style:font-size-asian="9.60000038146973pt" style:font-style-asian="normal" style:font-weight-asian="normal" style:font-size-complex="11pt" style:font-style-complex="normal" style:font-weight-complex="normal"/>
    </style:style>
    <style:style style:name="T1" style:family="text">
      <style:text-properties fo:font-style="normal" style:font-style-asian="normal" style:font-style-complex="normal"/>
    </style:style>
    <style:style style:name="T2" style:family="text">
      <style:text-properties style:font-name="Calibri" fo:language="fr" fo:country="FR" style:font-size-asian="11pt"/>
    </style:style>
    <style:style style:name="T3" style:family="text">
      <style:text-properties style:font-name="Calibri" fo:language="fr" fo:country="FR" officeooo:rsid="001381a0" style:font-size-asian="11pt"/>
    </style:style>
    <style:style style:name="T4" style:family="text">
      <style:text-properties style:font-name="Calibri" fo:language="fr" fo:country="FR" officeooo:rsid="001481d7" style:font-size-asian="11pt"/>
    </style:style>
    <style:style style:name="T5" style:family="text">
      <style:text-properties style:font-name="Calibri" fo:language="fr" fo:country="FR" officeooo:rsid="00013cb2" style:font-size-asian="11pt"/>
    </style:style>
    <style:style style:name="T6" style:family="text">
      <style:text-properties style:font-name="Calibri" fo:language="fr" fo:country="FR" officeooo:rsid="000320fd" style:font-size-asian="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raînement </text:p>
      <text:p text:style-name="P1"/>
      <text:p text:style-name="P1"/>
      <text:p text:style-name="P2">Mei demande pas mal d’entraînement sur son AIM, mais encore plus sur le timing de son clique droit, il demande pas mal de feeling et de temps pour être maîtrisé.</text:p>
      <text:p text:style-name="P2">Mei demande aussi un bon « Tracking » pour son clique gauche ainsi que de l’entraînement pour gérer le très léger temps de « projection » du tir.</text:p>
      <text:p text:style-name="P2"/>
      <text:p text:style-name="P2">j’ai quand même quelque astuce pour s’entraîner avec Mei.</text:p>
      <text:p text:style-name="P2"/>
      <text:p text:style-name="P2">Pour le clique gauche j’ai deux méthodes :</text:p>
      <text:p text:style-name="P2"/>
      <text:p text:style-name="P2">La première consiste à<text:span text:style-name="T1"> trouver un petit objet (un panneau par exemple) ainsi que de la place pour vous déplacer un peu comme bon vous semble. Une fois que c’est fait pointez votre viseur sur votre cible, commencer à tirer avec votre clique gauche, bougez de manière aléatoire (vous pouvez sauter aussi) tout en gardant votre curseur sur l’objet, en évitant que le « gèle » ne sorte de votre cible.</text:span></text:p>
      <text:p text:style-name="P3">Votre objectif ici est de rester sur la cible tous en ne débordant pas.</text:p>
      <text:p text:style-name="P3"/>
      <text:p text:style-name="P3">Pour la deuxième il faut aller en mode personnaliser mettre quelques bot de petite taille en difficulté difficile, vous mètres les points de vie au maximum et de réduire les dégâts que vous subissez et augmenter la vitesse des bots (pas trop non plus).</text:p>
      <text:p text:style-name="P3">En partie votre objectif sera de les gelés le plus souvent possible (et le plus vite possible), évidement vous devrez rester le plus possible sur les cibles pour pouvoir le faire.</text:p>
      <text:p text:style-name="P3"/>
      <text:p text:style-name="P3"/>
      <text:p text:style-name="P4">Pour le clique droit j’ai aussi deux méthodes :</text:p>
      <text:p text:style-name="P4"/>
      <text:p text:style-name="P4">La première méthode il faut aller en mode personnaliser, mettre des bots avec n’importe quelles difficulté et de petite taille comme Ana ou Lucio, autoriser uniquement les pleines têtes. Vous pouvez augmenter légèrement la vitesse de déplacement des bots pour augmenter la difficulté.</text:p>
      <text:p text:style-name="P4">Votre principal objectif ici est de trouver le bon « timing » de vos tirs et travailler votre Aim.</text:p>
      <text:p text:style-name="P4"/>
      <text:p text:style-name="P4">La deuxième méthode consiste à<text:span text:style-name="T3"> </text:span><text:span text:style-name="T2">a</text:span><text:span text:style-name="T3">llez en</text:span><text:span text:style-name="T2">core une fois en</text:span><text:span text:style-name="T3"> partie personnalisée, </text:span><text:span text:style-name="T2">mettre échauffement</text:span><text:span text:style-name="T4"> ainsi que </text:span><text:span text:style-name="T3">les </text:span><text:span text:style-name="T4">points de vie</text:span><text:span text:style-name="T3"> au max</text:span><text:span text:style-name="T4">imum</text:span><text:span text:style-name="T3">.</text:span></text:p>
      <text:p text:style-name="P5"><text:span text:style-name="T2">Ensuite trouver un endroit restreins avec quelque chose pour vous gênez (vous cacher) ou alors poser des limites avec des repaires (ex : des petite lumière au sol). </text:span></text:p>
      <text:p text:style-name="P5"><text:span text:style-name="T5">Une fois que c’est fais trouver quelqu’un, et affronter vous dans cette zone.</text:span><text:span text:style-name="T2"> <text:s text:c="3"/></text:span></text:p>
      <text:p text:style-name="P6"><text:span text:style-name="T5">C’est un bon moyen pour entraîner vos réflexe et votre AIM.</text:span><text:span text:style-name="T2"> <text:s/></text:span></text:p>
      <text:p text:style-name="P6"><text:span text:style-name="T2"/></text:p>
      <text:p text:style-name="P6"><text:span text:style-name="T6">Après le meilleurs moyen de vous entraînez est d’aller en partie normal et de jouer avec pour objectif de vous améliorez.</text:span><text:span text:style-name="T2"> <text:s text:c="7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21:43:47.936000000</meta:creation-date>
    <dc:date>2017-03-11T22:27:00.815000000</dc:date>
    <meta:editing-duration>PT20M1S</meta:editing-duration>
    <meta:editing-cycles>2</meta:editing-cycles>
    <meta:generator>LibreOffice/5.1.5.2$Windows_x86 LibreOffice_project/7a864d8825610a8c07cfc3bc01dd4fce6a9447e5</meta:generator>
    <meta:document-statistic meta:table-count="0" meta:image-count="0" meta:object-count="0" meta:page-count="1" meta:paragraph-count="17" meta:word-count="402" meta:character-count="2385" meta:non-whitespace-character-count="1918"/>
  </office:meta>
</office:document-meta>
</file>